
<file path=META-INF/manifest.xml><?xml version="1.0" encoding="utf-8"?>
<manifest:manifest xmlns:manifest="urn:oasis:names:tc:opendocument:xmlns:manifest:1.0" manifest:version="1.2">
  <manifest:file-entry manifest:full-path="/" manifest:version="1.2" manifest:media-type="application/vnd.oasis.opendocument.graphics"/>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fill-color="#99ccff" draw:textarea-horizontal-align="justify" draw:textarea-vertical-align="middle" draw:auto-grow-height="false" fo:min-height="10.672cm" fo:min-width="13.597cm" draw:shadow="visible"/>
    </style:style>
    <style:style style:name="gr2" style:family="graphic" style:parent-style-name="objectwithoutfill">
      <style:graphic-properties draw:marker-end="Arrow" draw:marker-end-width="0.3cm" draw:fill="none" draw:textarea-vertical-align="middle"/>
    </style:style>
    <style:style style:name="gr3" style:family="graphic" style:parent-style-name="standard">
      <style:graphic-properties draw:marker-end="" svg:stroke-linecap="round" draw:textarea-horizontal-align="justify" draw:textarea-vertical-align="middle" draw:auto-grow-height="false" fo:min-height="5.592cm" fo:min-width="5.215cm"/>
    </style:style>
    <style:style style:name="gr4" style:family="graphic" style:parent-style-name="standard">
      <style:graphic-properties draw:fill-color="#ffff99" draw:textarea-horizontal-align="justify" draw:textarea-vertical-align="middle" draw:auto-grow-height="false" fo:min-height="0.766cm" fo:min-width="3.183cm"/>
    </style:style>
    <style:style style:name="gr5" style:family="graphic" style:parent-style-name="standard">
      <style:graphic-properties draw:fill-color="#33cc66" draw:textarea-horizontal-align="justify" draw:textarea-vertical-align="middle" draw:auto-grow-height="false" fo:min-height="2.544cm" fo:min-width="3.437cm"/>
    </style:style>
    <style:style style:name="gr6" style:family="graphic" style:parent-style-name="standard">
      <style:graphic-properties draw:fill-color="#9966cc" draw:textarea-horizontal-align="justify" draw:textarea-vertical-align="middle" draw:auto-grow-height="false" fo:min-height="2.036cm" fo:min-width="5.088cm" draw:shadow="visible"/>
    </style:style>
    <style:style style:name="gr7" style:family="graphic" style:parent-style-name="standard">
      <style:graphic-properties draw:marker-start="Arrow" draw:marker-start-width="0.3cm" draw:marker-end="Arrow" draw:marker-end-width="0.3cm" draw:textarea-vertical-align="middle"/>
    </style:style>
    <style:style style:name="gr8" style:family="graphic" style:parent-style-name="standard">
      <style:graphic-properties draw:fill-color="#cfe7f5" draw:textarea-horizontal-align="justify" draw:textarea-vertical-align="top" draw:auto-grow-height="false" fo:min-height="3.293cm" fo:min-width="16.01cm" fo:wrap-option="no-wrap"/>
    </style:style>
    <style:style style:name="gr9" style:family="graphic" style:parent-style-name="standard">
      <style:graphic-properties draw:textarea-horizontal-align="justify" draw:textarea-vertical-align="middle" draw:auto-grow-height="false" fo:min-height="0.919cm" fo:min-width="0.938cm" draw:shadow="visible"/>
    </style:style>
    <style:style style:name="gr10" style:family="graphic" style:parent-style-name="standard">
      <style:graphic-properties draw:textarea-horizontal-align="justify" draw:textarea-vertical-align="middle" draw:auto-grow-height="false" fo:min-height="1.465cm" fo:min-width="2.04cm"/>
    </style:style>
    <style:style style:name="gr11" style:family="graphic" style:parent-style-name="standard">
      <style:graphic-properties svg:stroke-color="#000000" draw:marker-start="Arrow" draw:marker-start-width="0.3cm" draw:textarea-vertical-align="middle"/>
    </style:style>
    <style:style style:name="P1" style:family="paragraph">
      <loext:graphic-properties draw:fill-color="#99ccff"/>
      <style:paragraph-properties fo:text-align="center"/>
    </style:style>
    <style:style style:name="P2" style:family="paragraph">
      <loext:graphic-properties draw:fill="none"/>
      <style:paragraph-properties fo:text-align="center"/>
    </style:style>
    <style:style style:name="P3" style:family="paragraph">
      <style:paragraph-properties fo:text-align="center"/>
    </style:style>
    <style:style style:name="P4" style:family="paragraph">
      <loext:graphic-properties draw:fill-color="#ffff99"/>
      <style:paragraph-properties fo:text-align="center"/>
    </style:style>
    <style:style style:name="P5" style:family="paragraph">
      <loext:graphic-properties draw:fill-color="#33cc66"/>
      <style:paragraph-properties fo:text-align="center"/>
    </style:style>
    <style:style style:name="P6" style:family="paragraph">
      <loext:graphic-properties draw:fill-color="#9966cc"/>
      <style:paragraph-properties fo:text-align="center"/>
    </style:style>
    <style:style style:name="P7" style:family="paragraph">
      <loext:graphic-properties draw:fill-color="#cfe7f5"/>
      <style:paragraph-properties fo:text-align="center"/>
    </style:style>
    <style:style style:name="T1" style:family="text">
      <style:text-properties fo:font-size="13pt" style:font-size-asian="13pt" style:font-size-complex="13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draw:layer="layout" svg:width="14.097cm" svg:height="10.922cm" svg:x="4.175cm" svg:y="8.874cm">
          <text:p/>
          <draw:enhanced-geometry svg:viewBox="0 0 21600 21600" draw:type="rectangle" draw:enhanced-path="M 0 0 L 21600 0 21600 21600 0 21600 0 0 Z N"/>
        </draw:custom-shape>
        <draw:line draw:style-name="gr2" draw:text-style-name="P2" draw:layer="layout" svg:x1="13.192cm" svg:y1="11.033cm" svg:x2="13.192cm" svg:y2="12.811cm">
          <text:p/>
        </draw:line>
        <draw:line draw:style-name="gr2" draw:text-style-name="P2" draw:layer="layout" svg:x1="15.343cm" svg:y1="11.044cm" svg:x2="15.343cm" svg:y2="12.822cm">
          <text:p/>
        </draw:line>
        <draw:line draw:style-name="gr2" draw:text-style-name="P2" draw:layer="layout" svg:x1="13.843cm" svg:y1="13.081cm" svg:x2="13.843cm" svg:y2="11.422cm">
          <text:p/>
        </draw:line>
        <draw:line draw:style-name="gr2" draw:text-style-name="P2" draw:layer="layout" svg:x1="15.894cm" svg:y1="13.053cm" svg:x2="15.894cm" svg:y2="11.394cm">
          <text:p/>
        </draw:line>
        <draw:custom-shape draw:style-name="gr3" draw:text-style-name="P3" draw:layer="layout" svg:width="5.715cm" svg:height="5.842cm" svg:x="11.795cm" svg:y="13.319cm">
          <text:p text:style-name="P3">SNAC Server</text:p>
          <text:p text:style-name="P3"><text:span text:style-name="T1"/></text:p>
          <text:p text:style-name="P3"><text:span text:style-name="T1">PostgreSQL</text:span><text:span text:style-name="T1"><text:line-break/></text:span><text:span text:style-name="T1">Elastic Search</text:span><text:span text:style-name="T1"><text:line-break/></text:span><text:span text:style-name="T1">Neo4J</text:span></text:p>
          <text:p text:style-name="P3"><text:span text:style-name="T1"/></text:p>
          <text:p text:style-name="P3"><text:span text:style-name="T1">User Authorization</text:span><text:span text:style-name="T1"><text:line-break/></text:span><text:span text:style-name="T1">Identity Reconciliation</text:span></text:p>
          <draw:enhanced-geometry svg:viewBox="0 0 21600 21600" draw:type="rectangle" draw:enhanced-path="M 0 0 L 21600 0 21600 21600 0 21600 0 0 Z N"/>
        </draw:custom-shape>
        <draw:custom-shape draw:style-name="gr4" draw:text-style-name="P4" draw:layer="layout" svg:width="3.683cm" svg:height="1.016cm" svg:x="12.811cm" svg:y="12.684cm">
          <text:p text:style-name="P3">JSON API</text:p>
          <draw:enhanced-geometry svg:viewBox="0 0 21600 21600" draw:type="rectangle" draw:enhanced-path="M 0 0 L 21600 0 21600 21600 0 21600 0 0 Z N"/>
        </draw:custom-shape>
        <draw:custom-shape draw:style-name="gr5" draw:text-style-name="P5" draw:layer="layout" svg:width="3.937cm" svg:height="2.794cm" svg:x="14.716cm" svg:y="8.62cm">
          <text:p text:style-name="P3">RESTful</text:p>
          <text:p text:style-name="P3">JSON API</text:p>
          <draw:enhanced-geometry svg:viewBox="0 0 21600 21600" draw:type="rectangle" draw:enhanced-path="M 0 0 L 21600 0 21600 21600 0 21600 0 0 Z N"/>
        </draw:custom-shape>
        <draw:custom-shape draw:style-name="gr6" draw:text-style-name="P6" draw:layer="layout" svg:width="5.588cm" svg:height="2.286cm" svg:x="20.812cm" svg:y="7.566cm">
          <text:p text:style-name="P3">ArchivesSpace</text:p>
          <draw:enhanced-geometry svg:viewBox="0 0 21600 21600" draw:type="rectangle" draw:enhanced-path="M 0 0 L 21600 0 21600 21600 0 21600 0 0 Z N"/>
        </draw:custom-shape>
        <draw:custom-shape draw:style-name="gr6" draw:text-style-name="P6" draw:layer="layout" svg:width="5.588cm" svg:height="2.286cm" svg:x="20.812cm" svg:y="10.36cm">
          <text:p text:style-name="P3">Other Tools</text:p>
          <draw:enhanced-geometry svg:viewBox="0 0 21600 21600" draw:type="rectangle" draw:enhanced-path="M 0 0 L 21600 0 21600 21600 0 21600 0 0 Z N"/>
        </draw:custom-shape>
        <draw:line draw:style-name="gr7" draw:text-style-name="P3" draw:layer="layout" svg:x1="18.653cm" svg:y1="9.128cm" svg:x2="20.812cm" svg:y2="9.128cm">
          <text:p/>
        </draw:line>
        <draw:line draw:style-name="gr7" draw:text-style-name="P3" draw:layer="layout" svg:x1="18.675cm" svg:y1="10.778cm" svg:x2="20.834cm" svg:y2="10.778cm">
          <text:p/>
        </draw:line>
        <draw:custom-shape draw:style-name="gr8" draw:text-style-name="P7" draw:layer="layout" svg:width="25.273cm" svg:height="5.461cm" svg:x="1.381cm" svg:y="1.127cm">
          <text:p text:style-name="P3">Archivists at SNAC Cooperative Institution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9" draw:text-style-name="P3" draw:layer="layout" svg:width="2.032cm" svg:height="1.651cm" svg:x="5.799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2.032cm" svg:height="1.651cm" svg:x="8.039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2.032cm" svg:height="1.651cm" svg:x="10.271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2.032cm" svg:height="1.651cm" svg:x="12.457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2.032cm" svg:height="1.651cm" svg:x="14.716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2.032cm" svg:height="1.651cm" svg:x="17.002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9" draw:text-style-name="P3" draw:layer="layout" svg:width="2.032cm" svg:height="1.651cm" svg:x="19.288cm" svg:y="3.28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3" draw:layer="layout" svg:x1="6.842cm" svg:y1="4.937cm" svg:x2="12.049cm" svg:y2="8.747cm">
          <text:p/>
        </draw:line>
        <draw:line draw:style-name="gr7" draw:text-style-name="P3" draw:layer="layout" svg:x1="9.001cm" svg:y1="5.064cm" svg:x2="12.049cm" svg:y2="8.747cm">
          <text:p/>
        </draw:line>
        <draw:line draw:style-name="gr7" draw:text-style-name="P3" draw:layer="layout" svg:x1="11.287cm" svg:y1="4.937cm" svg:x2="12.049cm" svg:y2="8.747cm">
          <text:p/>
        </draw:line>
        <draw:line draw:style-name="gr7" draw:text-style-name="P3" draw:layer="layout" svg:x1="13.446cm" svg:y1="4.937cm" svg:x2="12.049cm" svg:y2="8.747cm">
          <text:p/>
        </draw:line>
        <draw:line draw:style-name="gr7" draw:text-style-name="P3" draw:layer="layout" svg:x1="15.732cm" svg:y1="4.937cm" svg:x2="12.049cm" svg:y2="8.747cm">
          <text:p/>
        </draw:line>
        <draw:line draw:style-name="gr7" draw:text-style-name="P3" draw:layer="layout" svg:x1="18.018cm" svg:y1="5.064cm" svg:x2="12.049cm" svg:y2="8.747cm">
          <text:p/>
        </draw:line>
        <draw:line draw:style-name="gr7" draw:text-style-name="P3" draw:layer="layout" svg:x1="20.304cm" svg:y1="4.937cm" svg:x2="12.049cm" svg:y2="8.747cm">
          <text:p/>
        </draw:line>
        <draw:custom-shape draw:style-name="gr5" draw:text-style-name="P5" draw:layer="layout" svg:width="3.937cm" svg:height="2.794cm" svg:x="10.398cm" svg:y="8.62cm">
          <text:p text:style-name="P3">Web Edit</text:p>
          <text:p text:style-name="P3">Interface</text:p>
          <draw:enhanced-geometry svg:viewBox="0 0 21600 21600" draw:type="rectangle" draw:enhanced-path="M 0 0 L 21600 0 21600 21600 0 21600 0 0 Z N"/>
        </draw:custom-shape>
        <draw:custom-shape draw:style-name="gr5" draw:text-style-name="P5" draw:layer="layout" svg:width="3.937cm" svg:height="2.794cm" svg:x="3.798cm" svg:y="8.62cm">
          <text:p text:style-name="P3">History</text:p>
          <text:p text:style-name="P3">Research</text:p>
          <text:p text:style-name="P3">Tool</text:p>
          <draw:enhanced-geometry svg:viewBox="0 0 21600 21600" draw:type="rectangle" draw:enhanced-path="M 0 0 L 21600 0 21600 21600 0 21600 0 0 Z N"/>
        </draw:custom-shape>
        <draw:custom-shape draw:style-name="gr10" draw:text-style-name="P3" draw:layer="layout" svg:width="5.08cm" svg:height="3.429cm" svg:x="4.264cm" svg:y="14.678cm">
          <text:p text:style-name="P3">EAC-CPF</text:p>
          <text:p text:style-name="P3">XML Store</text:p>
          <draw:enhanced-geometry svg:viewBox="0 0 21600 21600" draw:glue-points="10800 0 0 10800 10800 21600 21600 10800" draw:text-areas="5400 5400 16200 16200" draw:type="diamond" draw:enhanced-path="M 10800 0 L 21600 10800 10800 21600 0 10800 10800 0 Z N"/>
        </draw:custom-shape>
        <draw:line draw:style-name="gr2" draw:text-style-name="P2" draw:layer="layout" svg:x1="6.715cm" svg:y1="14.589cm" svg:x2="6.715cm" svg:y2="11.414cm">
          <text:p/>
        </draw:line>
        <draw:line draw:style-name="gr11" draw:text-style-name="P3" draw:layer="layout" svg:x1="9.382cm" svg:y1="16.367cm" svg:x2="11.795cm" svg:y2="16.36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Tahoma"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SimSun" style:font-family-asian="SimSun"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5-11-24T16:58:21.741846000</meta:creation-date>
    <dc:date>2015-11-24T17:19:49.631461000</dc:date>
    <meta:editing-duration>PT5M25S</meta:editing-duration>
    <meta:editing-cycles>2</meta:editing-cycles>
    <meta:generator>LibreOffice/5.0.3.2$MacOSX_X86_64 LibreOffice_project/e5f16313668ac592c1bfb310f4390624e3dbfb75</meta:generator>
    <meta:document-statistic meta:object-count="32"/>
  </office:meta>
</office:document-meta>
</file>